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Berlin Sans FB Demi" svg:font-family="&quot;Berlin Sans FB Demi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  <style:text-properties fo:color="#C00000"/>
    </style:style>
    <style:style style:name="ce3" style:family="table-cell" style:parent-style-name="Sortie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4" style:family="table-cell" style:parent-style-name="Sortie" style:data-style-name="N0">
      <style:table-cell-properties fo:border="thin solid #3F3F3F" style:vertical-align="automatic" fo:background-color="#F2F2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e5" style:family="table-cell" style:parent-style-name="Sortie" style:data-style-name="N0">
      <style:table-cell-properties fo:border="thin solid #3F3F3F" style:vertical-align="automatic" fo:background-color="#D9E1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e6" style:family="table-cell" style:parent-style-name="Default" style:data-style-name="N3">
      <style:table-cell-properties style:vertical-align="automatic" fo:background-color="#FFE6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Sortie" style:data-style-name="N0">
      <style:table-cell-properties fo:border="thin solid #3F3F3F" fo:background-color="#AEAAAA"/>
      <style:text-properties fo:color="#3F3F3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C65911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Berlin Sans FB Demi" style:font-name-asian="Berlin Sans FB Demi" style:font-name-complex="Berlin Sans FB Demi" fo:font-size="16pt" style:font-size-asian="16pt" style:font-size-complex="16pt"/>
    </style:style>
    <style:style style:name="ce11" style:family="table-cell" style:parent-style-name="Default" style:data-style-name="N0">
      <style:table-cell-properties fo:background-color="#92D05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ackground-color="#C65911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Sortie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16" style:family="table-cell" style:parent-style-name="Sortie" style:data-style-name="N0">
      <style:table-cell-properties fo:border="thin solid #3F3F3F" style:vertical-align="automatic" fo:background-color="#F2F2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e17" style:family="table-cell" style:parent-style-name="Sortie" style:data-style-name="N3">
      <style:table-cell-properties fo:border="thin solid #3F3F3F" style:vertical-align="automatic" fo:background-color="#F2F2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e18" style:family="table-cell" style:parent-style-name="Sortie" style:data-style-name="N0">
      <style:table-cell-properties fo:border="thin solid #3F3F3F" style:vertical-align="middle" fo:background-color="#F2F2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e19" style:family="table-cell" style:parent-style-name="Sortie" style:data-style-name="N0">
      <style:table-cell-properties fo:border="thin solid #3F3F3F" style:vertical-align="automatic" fo:wrap-option="wrap" fo:background-color="#F2F2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o1" style:family="table-column">
      <style:table-column-properties fo:break-before="auto" style:column-width="9.33979166666667cm"/>
    </style:style>
    <style:style style:name="co2" style:family="table-column">
      <style:table-column-properties fo:break-before="auto" style:column-width="12.54125cm"/>
    </style:style>
    <style:style style:name="co3" style:family="table-column">
      <style:table-column-properties fo:break-before="auto" style:column-width="8.360833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9.10166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7" table:number-rows-spanned="1" table:style-name="ce10">
            <text:p>BUDGET SMARTCAR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1">
            <text:p>DEPENSES MATERIELLES</text:p>
          </table:table-cell>
          <table:covered-table-cell table:number-columns-repeated="5"/>
          <table:table-cell table:style-name="ce2"/>
          <table:table-cell table:number-columns-repeated="16377" table:style-name="ce1"/>
        </table:table-row>
        <table:table-row table:style-name="ro2">
          <table:table-cell office:value-type="string" table:style-name="ce15">
            <text:p>COMPOSANTS</text:p>
          </table:table-cell>
          <table:table-cell office:value-type="string" table:style-name="ce15">
            <text:p>CARACTERISTIQUES</text:p>
          </table:table-cell>
          <table:table-cell office:value-type="string" table:style-name="ce15">
            <text:p>DIMENSIONS</text:p>
          </table:table-cell>
          <table:table-cell office:value-type="string" table:style-name="ce15">
            <text:p>QUANTITE</text:p>
          </table:table-cell>
          <table:table-cell office:value-type="string" table:style-name="ce15">
            <text:p>P.U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Liens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Carte arduino<text:s/></text:p>
          </table:table-cell>
          <table:table-cell office:value-type="string" table:style-name="ce16">
            <text:p>Arduino Uno A000066</text:p>
          </table:table-cell>
          <table:table-cell office:value-type="string" table:style-name="ce16">
            <text:p><text:s/>74 x 53 x 15 mm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15776,868XAF</text:p>
          </table:table-cell>
          <table:table-cell office:value-type="string" table:style-name="ce16">
            <text:p>15776,868XAF</text:p>
          </table:table-cell>
          <table:table-cell office:value-type="string" table:style-name="ce15">
            <text:p><text:a xlink:href="https://www.gotronic.fr/art-arduino-uno-a000066-12420.htm">https://www.gotronic.fr/art-arduino-uno-a000066-12420.htm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chassis Accrylique (Châssis acrylique équipé de 4 moteurs, 4 roues à bande en caoutchouc, 4 disques pour encodeurs, 1 support de 4 piles AA et les accessoires nécessaires au montage</text:p>
          </table:table-cell>
          <table:table-cell office:value-type="string" table:style-name="ce16">
            <text:p>Châssis acrylique 4WD</text:p>
          </table:table-cell>
          <table:table-cell office:value-type="string" table:style-name="ce16">
            <text:p><text:s/>265 x 170 x 65 mm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13994,544XAF</text:p>
          </table:table-cell>
          <table:table-cell office:value-type="string" table:style-name="ce16">
            <text:p>13994,544XAF</text:p>
          </table:table-cell>
          <table:table-cell office:value-type="string" table:style-name="ce15">
            <text:p>https://www.gotronic.fr/art-chassis-acrylique-4wd-26636.htm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Grove base Shield moteur <text:s/>V2</text:p>
          </table:table-cell>
          <table:table-cell office:value-type="string" table:style-name="ce16">
            <text:p>Shield moteur 2 103030000<text:s text:c="2"/></text:p>
          </table:table-cell>
          <table:table-cell office:value-type="string" table:style-name="ce16">
            <text:p>69 x 55 x 14 mm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2891,3256XAF</text:p>
          </table:table-cell>
          <table:table-cell office:value-type="string" table:style-name="ce17">
            <text:p>2891,3256XAF</text:p>
          </table:table-cell>
          <table:table-cell office:value-type="string" table:style-name="ce15">
            <text:p><text:a xlink:href="https://boutique.semageek.com/fr/280-grove-base-shield-v2-3005161761996.html">https://boutique.semageek.com/fr/280-grove-base-shield-v2-3005161761996.html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Shield moteur L298N</text:p>
          </table:table-cell>
          <table:table-cell office:value-type="string" table:style-name="ce16">
            <text:p>L298N - Driver moteur</text:p>
          </table:table-cell>
          <table:table-cell office:value-type="string" table:style-name="ce16">
            <text:p>55 x 60 x 30 mm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5611,02XAF</text:p>
          </table:table-cell>
          <table:table-cell office:value-type="string" table:style-name="ce17">
            <text:p>5611,02XAF</text:p>
          </table:table-cell>
          <table:table-cell office:value-type="string" table:style-name="ce15">
            <text:p>https://www.eagle-robotics.com/accueil/162-l298n-driver-moteur-1620201371625.html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Capteurs de distance</text:p>
          </table:table-cell>
          <table:table-cell office:value-type="string" table:style-name="ce18">
            <text:p>Capteur de distance à ultrasons - Grove</text:p>
          </table:table-cell>
          <table:table-cell office:value-type="string" table:style-name="ce16">
            <text:p>49 x 22 x 15 mm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8482,542XAF</text:p>
          </table:table-cell>
          <table:table-cell office:value-type="string" table:style-name="ce16">
            <text:p>8482,542XAF</text:p>
          </table:table-cell>
          <table:table-cell office:value-type="string" table:style-name="ce15">
            <text:p>https://www.a4.fr/capteur-de-distance-a-ultrasons-grove.html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Module suiveur de ligne grove<text:s/></text:p>
          </table:table-cell>
          <table:table-cell office:value-type="string" table:style-name="ce19">
            <text:p><text:s/>Suiveur de Ligne IR 4 Voies</text:p>
          </table:table-cell>
          <table:table-cell office:value-type="string" table:style-name="ce16">
            <text:p>3.2 x 1.4 cm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2921,45XAF</text:p>
          </table:table-cell>
          <table:table-cell office:value-type="string" table:style-name="ce16">
            <text:p>2921,45XAF</text:p>
          </table:table-cell>
          <table:table-cell office:value-type="string" table:style-name="ce15">
            <text:p><text:a xlink:href="https://souilah-electronique.tn/mouvement/885-module-suiveur-de-ligne-ir-4-voies.html">https://souilah-electronique.tn/mouvement/885-module-suiveur-de-ligne-ir-4-voies.html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Kit de Liaison sans fil grove<text:s/></text:p>
          </table:table-cell>
          <table:table-cell office:value-type="string" table:style-name="ce16">
            <text:p>basé sur un HC-SR05</text:p>
          </table:table-cell>
          <table:table-cell office:value-type="string" table:style-name="ce16">
            <text:p>émetteur: 23 x 20 x 12 mm <text:s/>Recepteur:42 x 24 x 12mm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9175,7792XAF</text:p>
          </table:table-cell>
          <table:table-cell office:value-type="string" table:style-name="ce16">
            <text:p>9175,7792XAF</text:p>
          </table:table-cell>
          <table:table-cell office:value-type="string" table:style-name="ce15">
            <text:p><text:a xlink:href="https://www.gotronic.fr/art-liaison-sans-fil-grove-433-mhz-113060000-21551.htm">https://www.gotronic.fr/art-liaison-sans-fil-grove-433-mhz-113060000-21551.htm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Module compteur de vitesse<text:s/></text:p>
          </table:table-cell>
          <table:table-cell office:value-type="string" table:style-name="ce18">
            <text:p>module vélocimétre capteur suivi a fourche compteur de vitesse pièce ARDUINO<text:s/></text:p>
          </table:table-cell>
          <table:table-cell office:value-type="string" table:style-name="ce16">
            <text:p>Diamètre intérieur: 22 mm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2574,468XAF</text:p>
          </table:table-cell>
          <table:table-cell office:value-type="string" table:style-name="ce16">
            <text:p>2574,468XAF</text:p>
          </table:table-cell>
          <table:table-cell office:value-type="string" table:style-name="ce15">
            <text:p>https://www.ebay.fr/itm/182603346573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Pile rechargeable 9V</text:p>
          </table:table-cell>
          <table:table-cell office:value-type="string" table:style-name="ce16">
            <text:p>pile/BATTERIE de marque Maxday AAA</text:p>
          </table:table-cell>
          <table:table-cell office:value-type="string" table:style-name="ce16">
            <text:p>400mAh</text:p>
          </table:table-cell>
          <table:table-cell office:value-type="float" office:value="2" table:style-name="ce15">
            <text:p>2</text:p>
          </table:table-cell>
          <table:table-cell office:value-type="string" table:style-name="ce17">
            <text:p>2500XAF</text:p>
          </table:table-cell>
          <table:table-cell office:value-type="string" table:style-name="ce16">
            <text:p>5000XAF</text:p>
          </table:table-cell>
          <table:table-cell office:value-type="string" table:style-name="ce15">
            <text:p><text:a xlink:href="https://cm.comparoshop.com/fr/search?q=s=94405274496126242//pdt=all//a=1//sd=0//ic=0//tc=0">https://cm.comparoshop.com/fr/search?q=s=94405274496126242//pdt=all//a=1//sd=0//ic=0//tc=0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Rame de papiers</text:p>
          </table:table-cell>
          <table:table-cell office:value-type="string" table:style-name="ce16">
            <text:p>Inacopia</text:p>
          </table:table-cell>
          <table:table-cell office:value-type="string" table:style-name="ce16">
            <text:p>A4</text:p>
          </table:table-cell>
          <table:table-cell office:value-type="float" office:value="25" table:style-name="ce15">
            <text:p>25</text:p>
          </table:table-cell>
          <table:table-cell office:value-type="string" table:style-name="ce17">
            <text:p>25XAF</text:p>
          </table:table-cell>
          <table:table-cell office:value-type="string" table:style-name="ce16">
            <text:p>625XAF</text:p>
          </table:table-cell>
          <table:table-cell table:number-columns-repeated="5" table:style-name="ce15"/>
          <table:table-cell table:number-columns-repeated="16373"/>
        </table:table-row>
        <table:table-row table:style-name="ro2">
          <table:table-cell office:value-type="string" table:style-name="ce15">
            <text:p>Motoreducteur SERVO</text:p>
          </table:table-cell>
          <table:table-cell office:value-type="string" table:style-name="ce18">
            <text:p>Micro Servo SG90 9g</text:p>
          </table:table-cell>
          <table:table-cell office:value-type="string" table:style-name="ce19">
            <text:p>70 x 37 x 23 mm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2376,432XAF</text:p>
          </table:table-cell>
          <table:table-cell office:value-type="string" table:style-name="ce16">
            <text:p>2376,432XAF</text:p>
          </table:table-cell>
          <table:table-cell office:value-type="string" table:style-name="ce15">
            <text:p><text:a xlink:href="https://boutique.semageek.com/fr/104-micro-servo-tower-pro-sg90-3007447379574.html">https://boutique.semageek.com/fr/104-micro-servo-tower-pro-sg90-3007447379574.html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Adhesive (noire)</text:p>
          </table:table-cell>
          <table:table-cell office:value-type="string" table:style-name="ce16">
            <text:p>APLI</text:p>
          </table:table-cell>
          <table:table-cell office:value-type="string" table:style-name="ce16">
            <text:p>19 mm x 33 m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1142,0076XAF</text:p>
          </table:table-cell>
          <table:table-cell office:value-type="string" table:style-name="ce16">
            <text:p>1142,0076XAF</text:p>
          </table:table-cell>
          <table:table-cell office:value-type="string" table:style-name="ce15">
            <text:p><text:a xlink:href="https://www.burostockguadeloupe.com/adhesifs-devidoirs/8184-ruban-adhesif-noir-19-mm-x-33-m.html">https://www.burostockguadeloupe.com/adhesifs-devidoirs/8184-ruban-adhesif-noir-19-mm-x-33-m.html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Cable 0,2 rigide noir</text:p>
          </table:table-cell>
          <table:table-cell office:value-type="string" table:style-name="ce16">
            <text:p>Fil électrique rigide ho7v-u 1,5 mm2 noir c100m</text:p>
          </table:table-cell>
          <table:table-cell office:value-type="string" table:style-name="ce16">
            <text:p>Diametre:3,5mm <text:s text:c="3"/>Longueur:1m</text:p>
          </table:table-cell>
          <table:table-cell office:value-type="float" office:value="4" table:style-name="ce15">
            <text:p>4</text:p>
          </table:table-cell>
          <table:table-cell office:value-type="string" table:style-name="ce17">
            <text:p>165,03XAF</text:p>
          </table:table-cell>
          <table:table-cell office:value-type="string" table:style-name="ce16">
            <text:p>660,12XAF</text:p>
          </table:table-cell>
          <table:table-cell office:value-type="string" table:style-name="ce15">
            <text:p><text:a xlink:href="https://www.materielelectrique.com/fil-electrique-rigide-ho7v-u-1-5-mm2-rouge-c100m-prix-au-m-p-12015.html">https://www.materielelectrique.com/fil-electrique-rigide-ho7v-u-1-5-mm2-rouge-c100m-prix-au-m-p-12015.html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Cable 0,2 rigide rouge</text:p>
          </table:table-cell>
          <table:table-cell office:value-type="string" table:style-name="ce16">
            <text:p>Fil électrique rigide ho7v-u 1,5 mm2 rouge c100m</text:p>
          </table:table-cell>
          <table:table-cell office:value-type="string" table:style-name="ce16">
            <text:p>Diametre:3,5mm <text:s text:c="3"/>Longueur:1m</text:p>
          </table:table-cell>
          <table:table-cell office:value-type="float" office:value="4" table:style-name="ce15">
            <text:p>4</text:p>
          </table:table-cell>
          <table:table-cell office:value-type="string" table:style-name="ce17">
            <text:p>165,03XAF</text:p>
          </table:table-cell>
          <table:table-cell office:value-type="string" table:style-name="ce16">
            <text:p>660,12XAF</text:p>
          </table:table-cell>
          <table:table-cell office:value-type="string" table:style-name="ce15">
            <text:p><text:a xlink:href="https://www.materielelectrique.com/fil-electrique-rigide-ho7v-u-1-5-mm2-rouge-c100m-prix-au-m-p-12015.html">https://www.materielelectrique.com/fil-electrique-rigide-ho7v-u-1-5-mm2-rouge-c100m-prix-au-m-p-12015.html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style-name="ce15">
            <text:p>Assortissement vis</text:p>
          </table:table-cell>
          <table:table-cell office:value-type="string" table:style-name="ce16">
            <text:p>Boulons Vis avec écrous Rondelles Assortiment Kit<text:s/></text:p>
          </table:table-cell>
          <table:table-cell office:value-type="string" table:style-name="ce16">
            <text:p>19 x 13 x 3cm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13129,7868XAF</text:p>
          </table:table-cell>
          <table:table-cell office:value-type="string" table:style-name="ce16">
            <text:p>13129,7868XAF</text:p>
          </table:table-cell>
          <table:table-cell office:value-type="string" table:style-name="ce15">
            <text:p><text:a xlink:href="https://www.amazon.fr/Cylindrique-Inoxydable-Boulons-Rondelles-Assortiment/dp/B09C22PNZ1/ref=sr_1_1_sspa?keywords=Assortiment+Vis&amp;qid=1688602571&amp;sr=8-1-spons&amp;sp_csd=d2lkZ2V0TmFtZT1zcF9hdGY&amp;psc=1">https://www.amazon.fr/Cylindrique-Inoxydable-Boulons-Rondelles-Assortiment/dp/B09C22PNZ1/ref=sr_1_1_sspa?keywords=Assortiment+Vis&amp;qid=1688602571&amp;sr=8-1-spons&amp;sp_csd=d2lkZ2V0TmFtZT1zcF9hdGY&amp;psc=1</text:a></text:p>
          </table:table-cell>
          <table:table-cell table:number-columns-repeated="4" table:style-name="ce15"/>
          <table:table-cell table:number-columns-repeated="16373"/>
        </table:table-row>
        <table:table-row table:style-name="ro2">
          <table:table-cell office:value-type="string" table:number-columns-spanned="5" table:number-rows-spanned="1" table:style-name="ce12">
            <text:p>TOTAL DES DEPENSES MATERIELLES</text:p>
          </table:table-cell>
          <table:covered-table-cell table:number-columns-repeated="4"/>
          <table:table-cell office:value-type="string" table:style-name="ce6">
            <text:p>85.021,4632XAF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7" table:number-rows-spanned="1" table:style-name="ce13">
            <text:p>SALARIES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style-name="ce7">
            <text:p>FONCTIONS</text:p>
          </table:table-cell>
          <table:table-cell office:value-type="string" table:style-name="ce7">
            <text:p>NOMBRE</text:p>
          </table:table-cell>
          <table:table-cell office:value-type="string" table:style-name="ce7">
            <text:p>P.U (la journee)</text:p>
          </table:table-cell>
          <table:table-cell office:value-type="string" table:style-name="ce7">
            <text:p>PRIX TOTAL (12 jours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hef projet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7.500XAF</text:p>
          </table:table-cell>
          <table:table-cell office:value-type="string" table:style-name="ce5">
            <text:p>90.000XAF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Developpeur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6.000XAF</text:p>
          </table:table-cell>
          <table:table-cell office:value-type="string" table:style-name="ce5">
            <text:p>72.000XAF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Specialiste technique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5.000XAF</text:p>
          </table:table-cell>
          <table:table-cell office:value-type="string" table:style-name="ce5">
            <text:p>60.000XAF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echnicien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6.000XAF</text:p>
          </table:table-cell>
          <table:table-cell office:value-type="string" table:style-name="ce5">
            <text:p>72.000XAF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omptable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2.500XAF</text:p>
          </table:table-cell>
          <table:table-cell office:value-type="string" table:style-name="ce5">
            <text:p>30.000XAF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3" table:number-rows-spanned="1" table:style-name="ce12">
            <text:p>TOTAL DES DEPENSES DES SALARIES</text:p>
          </table:table-cell>
          <table:covered-table-cell table:number-columns-repeated="2"/>
          <table:table-cell office:value-type="string" table:style-name="ce8">
            <text:p>324.000XAF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number-columns-spanned="5" table:number-rows-spanned="1" table:style-name="ce14">
            <text:p>TOTAL DES DEPENSES</text:p>
          </table:table-cell>
          <table:covered-table-cell table:number-columns-repeated="4"/>
          <table:table-cell office:value-type="string" table:style-name="ce9">
            <text:p>409.021,4632XAF</text:p>
          </table:table-cell>
          <table:table-cell table:number-columns-repeated="16378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Feuil2" table:style-name="ta2">
        <table:table-column table:style-name="co8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Berlin Sans FB Demi" svg:font-family="&quot;Berlin Sans FB Demi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user</meta:initial-creator>
    <dc:creator>user</dc:creator>
    <meta:creation-date>2023-06-18T17:51:37Z</meta:creation-date>
    <dc:date>2023-07-06T00:25:17Z</dc:date>
  </office:meta>
</office:document-meta>
</file>